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b22f" officeooo:paragraph-rsid="0021b22f"/>
    </style:style>
    <style:style style:name="P2" style:family="paragraph" style:parent-style-name="Standard">
      <style:text-properties officeooo:rsid="0021b22f" officeooo:paragraph-rsid="0026462c"/>
    </style:style>
    <style:style style:name="P3" style:family="paragraph" style:parent-style-name="Standard">
      <style:text-properties officeooo:rsid="0021b22f" officeooo:paragraph-rsid="001f7511"/>
    </style:style>
    <style:style style:name="T1" style:family="text">
      <style:text-properties officeooo:rsid="001f7511"/>
    </style:style>
    <style:style style:name="T2" style:family="text">
      <style:text-properties officeooo:rsid="0021b22f"/>
    </style:style>
    <style:style style:name="T3" style:family="text">
      <style:text-properties officeooo:rsid="002668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ttps://www.codewars.com/kata/5503013e34137eeeaa001648/train/pyth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1:32:32.185187406</meta:creation-date>
    <dc:date>2018-12-29T07:36:53.686487279</dc:date>
    <meta:editing-duration>PT48M3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67" meta:non-whitespace-character-count="67"/>
  </office:meta>
</office:document-meta>
</file>